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E5000000990D4EDBD8.png" manifest:media-type="image/png"/>
  <manifest:file-entry manifest:full-path="Pictures/10000000000000E700000099190626CE.png" manifest:media-type="image/png"/>
  <manifest:file-entry manifest:full-path="Pictures/10000000000000E700000099AFB57995.png" manifest:media-type="image/png"/>
  <manifest:file-entry manifest:full-path="Pictures/10000000000000E700000099D6ED1389.png" manifest:media-type="image/png"/>
  <manifest:file-entry manifest:full-path="Pictures/10000000000000E7000000992E1F653A.png" manifest:media-type="image/png"/>
  <manifest:file-entry manifest:full-path="Pictures/10000000000000E600000099C7687EAC.png" manifest:media-type="image/png"/>
  <manifest:file-entry manifest:full-path="Pictures/10000000000000E600000099F0EEA936.png" manifest:media-type="image/png"/>
  <manifest:file-entry manifest:full-path="Pictures/10000000000000E6000000992EFB26E9.png" manifest:media-type="image/png"/>
  <manifest:file-entry manifest:full-path="Pictures/10000000000000E600000099C770CB6F.png" manifest:media-type="image/png"/>
  <manifest:file-entry manifest:full-path="Pictures/10000000000000E6000000995005790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6.084cm" svg:height="4.047cm" svg:x="20.6cm" svg:y="16.153cm">
          <draw:image xlink:href="Pictures/10000000000000E60000009950057900.png" xlink:type="simple" xlink:show="embed" xlink:actuate="onLoad">
            <text:p/>
          </draw:image>
        </draw:frame>
        <draw:frame draw:style-name="gr1" draw:text-style-name="P1" draw:layer="layout" svg:width="6.084cm" svg:height="4.047cm" svg:x="13.116cm" svg:y="16.2cm">
          <draw:image xlink:href="Pictures/10000000000000E600000099C770CB6F.png" xlink:type="simple" xlink:show="embed" xlink:actuate="onLoad">
            <text:p/>
          </draw:image>
        </draw:frame>
        <draw:frame draw:style-name="gr1" draw:text-style-name="P1" draw:layer="layout" svg:width="6.084cm" svg:height="4.047cm" svg:x="4.916cm" svg:y="16.2cm">
          <draw:image xlink:href="Pictures/10000000000000E6000000992EFB26E9.png" xlink:type="simple" xlink:show="embed" xlink:actuate="onLoad">
            <text:p/>
          </draw:image>
        </draw:frame>
        <draw:frame draw:style-name="gr1" draw:text-style-name="P1" draw:layer="layout" svg:width="6.084cm" svg:height="4.047cm" svg:x="20.516cm" svg:y="10.8cm">
          <draw:image xlink:href="Pictures/10000000000000E600000099F0EEA936.png" xlink:type="simple" xlink:show="embed" xlink:actuate="onLoad">
            <text:p/>
          </draw:image>
        </draw:frame>
        <draw:frame draw:style-name="gr1" draw:text-style-name="P1" draw:layer="layout" svg:width="6.084cm" svg:height="4.047cm" svg:x="13.516cm" svg:y="10.8cm">
          <draw:image xlink:href="Pictures/10000000000000E600000099C7687EAC.png" xlink:type="simple" xlink:show="embed" xlink:actuate="onLoad">
            <text:p/>
          </draw:image>
        </draw:frame>
        <draw:frame draw:style-name="gr1" draw:text-style-name="P1" draw:layer="layout" svg:width="6.111cm" svg:height="4.047cm" svg:x="5.2cm" svg:y="10.953cm">
          <draw:image xlink:href="Pictures/10000000000000E7000000992E1F653A.png" xlink:type="simple" xlink:show="embed" xlink:actuate="onLoad">
            <text:p/>
          </draw:image>
        </draw:frame>
        <draw:frame draw:style-name="gr1" draw:text-style-name="P1" draw:layer="layout" svg:width="6.111cm" svg:height="4.047cm" svg:x="20.8cm" svg:y="5.953cm">
          <draw:image xlink:href="Pictures/10000000000000E700000099D6ED1389.png" xlink:type="simple" xlink:show="embed" xlink:actuate="onLoad">
            <text:p/>
          </draw:image>
        </draw:frame>
        <draw:frame draw:style-name="gr1" draw:text-style-name="P1" draw:layer="layout" svg:width="6.111cm" svg:height="4.047cm" svg:x="13.689cm" svg:y="5.953cm">
          <draw:image xlink:href="Pictures/10000000000000E700000099AFB57995.png" xlink:type="simple" xlink:show="embed" xlink:actuate="onLoad">
            <text:p/>
          </draw:image>
        </draw:frame>
        <draw:frame draw:style-name="gr1" draw:text-style-name="P1" draw:layer="layout" svg:width="6.111cm" svg:height="4.047cm" svg:x="5.289cm" svg:y="6cm">
          <draw:image xlink:href="Pictures/10000000000000E700000099190626CE.png" xlink:type="simple" xlink:show="embed" xlink:actuate="onLoad">
            <text:p/>
          </draw:image>
        </draw:frame>
        <draw:frame draw:style-name="gr1" draw:text-style-name="P1" draw:layer="layout" svg:width="6.058cm" svg:height="4.047cm" svg:x="5.742cm" svg:y="1.153cm">
          <draw:image xlink:href="Pictures/10000000000000E5000000990D4EDB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484cm" svg:height="2.6cm" svg:x="10.716cm" svg:y="8cm">
          <draw:image xlink:href="Pictures/10000000000000E600000099500579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uei Sevastianov</meta:initial-creator>
    <meta:creation-date>2014-10-14T10:05:23.473000000</meta:creation-date>
    <meta:editing-duration>P0D</meta:editing-duration>
    <meta:editing-cycles>3</meta:editing-cycles>
    <meta:printed-by>Serguei Sevastianov</meta:printed-by>
    <meta:print-date>2014-10-14T10:08:52.275000000</meta:print-date>
    <dc:date>2014-10-14T17:00:33.922000000</dc:date>
    <dc:creator>Serguei Sevastianov</dc:creator>
    <meta:generator>LibreOffice/4.2.5.2$Windows_x86 LibreOffice_project/6ff819b65674ae6c83f3cbab9e4a4c2b292a7a94</meta:generator>
    <meta:document-statistic meta:object-count="36"/>
  </office:meta>
</office:document-meta>
</file>